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" manifest:full-path="Object 10/Configurations2/statusba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statusba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2" style:family="graphic" style:parent-style-name="standard">
      <style:graphic-properties draw:marker-end="Arrow" draw:marker-end-width="0.102cm" draw:textarea-horizontal-align="center" draw:textarea-vertical-align="middle"/>
    </style:style>
    <style:style style:name="gr3" style:family="graphic" style:parent-style-name="standard">
      <style:graphic-properties draw:ole-draw-aspect="1" style:protect="siz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2.058cm" svg:y1="1.964cm" svg:x2="3.683cm" svg:y2="1.964cm">
          <text:p/>
        </draw:line>
        <draw:line draw:style-name="gr2" draw:text-style-name="P1" draw:layer="layout" svg:x1="2.058cm" svg:y1="1.962cm" svg:x2="1.219cm" svg:y2="0.508cm">
          <text:p/>
        </draw:line>
        <draw:frame draw:style-name="gr3" draw:layer="layout" svg:width="0.697cm" svg:height="0.743cm" svg:x="1.923cm" svg:y="1.201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layer="layout" svg:width="0.635cm" svg:height="0.466cm" svg:x="1.044cm" svg:y="1.139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layer="layout" svg:width="1.978cm" svg:height="0.785cm" svg:x="1.244cm" svg:y="0.025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3" draw:layer="layout" svg:width="2.046cm" svg:height="0.812cm" svg:x="1.4cm" svg:y="2.795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line draw:style-name="gr2" draw:text-style-name="P1" draw:layer="layout" svg:x1="2.064cm" svg:y1="1.961cm" svg:x2="2.064cm" svg:y2="3.149cm">
          <text:p/>
        </draw:line>
        <draw:frame draw:style-name="gr3" draw:layer="layout" svg:width="0.623cm" svg:height="0.466cm" svg:x="1.46cm" svg:y="2.315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3" draw:layer="layout" svg:width="0.494cm" svg:height="0.71cm" svg:x="2.096cm" svg:y="1.913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line draw:style-name="gr2" draw:text-style-name="P1" draw:layer="layout" svg:x1="5.37cm" svg:y1="1.97cm" svg:x2="7.643cm" svg:y2="1.97cm">
          <text:p/>
        </draw:line>
        <draw:line draw:style-name="gr2" draw:text-style-name="P1" draw:layer="layout" svg:x1="5.376cm" svg:y1="1.97cm" svg:x2="6.6cm" svg:y2="1.263cm">
          <text:p/>
        </draw:line>
        <draw:line draw:style-name="gr2" draw:text-style-name="P1" draw:layer="layout" svg:x1="5.375cm" svg:y1="1.973cm" svg:x2="5.902cm" svg:y2="2.886cm">
          <text:p/>
        </draw:line>
        <draw:frame draw:style-name="gr3" draw:layer="layout" svg:width="1.212cm" svg:height="0.848cm" svg:x="6.535cm" svg:y="0.629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3" draw:layer="layout" svg:width="1.406cm" svg:height="0.848cm" svg:x="5.638cm" svg:y="2.625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3" draw:layer="layout" svg:width="1.08cm" svg:height="0.527cm" svg:x="7.603cm" svg:y="1.681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3" draw:layer="layout" svg:width="0.622cm" svg:height="0.466cm" svg:x="5.776cm" svg:y="1.543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3" draw:layer="layout" svg:width="0.622cm" svg:height="0.466cm" svg:x="5.514cm" svg:y="1.944cm">
          <draw:object xlink:href="./Object 11" xlink:type="simple" xlink:show="embed" xlink:actuate="onLoad"/>
          <draw:image xlink:href="./ObjectReplacements/Object 1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1/content.xml><?xml version="1.0" encoding="utf-8"?>
<!DOCTYPE math  PUBLIC '-//OpenOffice.org//DTD Modified W3C MathML 1.01//EN'  'math.dtd'>
<math:math xmlns:math="http://www.w3.org/1998/Math/MathML">
  <math:semantics>
    <math:mstyle math:fontsize="75%">
      <math:mrow>
        <math:mfrac>
          <math:mrow>
            <math:mn>2</math:mn>
            <math:mo math:stretchy="false">π</math:mo>
          </math:mrow>
          <math:mn>3</math:mn>
        </math:mfrac>
      </math:mrow>
    </math:mstyle>
    <math:annotation math:encoding="StarMath 5.0">size *0.75 {{2 %pi} over 3}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style math:fontsize="75%">
      <math:mrow>
        <math:msup>
          <math:mn>30</math:mn>
          <math:mn>0</math:mn>
        </math:msup>
      </math:mrow>
    </math:mstyle>
    <math:annotation math:encoding="StarMath 5.0">size *0.75 {30^0}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style math:fontsize="75%">
      <math:mrow>
        <math:msup>
          <math:mn>45</math:mn>
          <math:mn>0</math:mn>
        </math:msup>
      </math:mrow>
    </math:mstyle>
    <math:annotation math:encoding="StarMath 5.0">size *0.75 {45^0}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n>20</math:mn>
    <math:annotation math:encoding="StarMath 5.0">20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row>
        <math:mover math:accent="true">
          <math:mi>V</math:mi>
          <math:mo math:stretchy="false">ˆ</math:mo>
        </math:mover>
        <math:mo math:stretchy="false">=</math:mo>
        <math:mn>20</math:mn>
      </math:mrow>
      <math:msup>
        <math:mi>e</math:mi>
        <math:mrow>
          <math:mi>j</math:mi>
          <math:mfrac>
            <math:mo math:stretchy="false">π</math:mo>
            <math:mn>3</math:mn>
          </math:mfrac>
        </math:mrow>
      </math:msup>
    </math:mrow>
    <math:annotation math:encoding="StarMath 5.0">hat V = 20 e^{j {%pi over 3}}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row>
        <math:mover math:accent="true">
          <math:mi>I</math:mi>
          <math:mo math:stretchy="false">ˆ</math:mo>
        </math:mover>
        <math:mo math:stretchy="false">=</math:mo>
        <math:mn>15</math:mn>
      </math:mrow>
      <math:msup>
        <math:mi>e</math:mi>
        <math:mrow>
          <math:mrow>
            <math:mo math:stretchy="false">−</math:mo>
            <math:mi>j</math:mi>
          </math:mrow>
          <math:mfrac>
            <math:mo math:stretchy="false">π</math:mo>
            <math:mn>2</math:mn>
          </math:mfrac>
        </math:mrow>
      </math:msup>
    </math:mrow>
    <math:annotation math:encoding="StarMath 5.0">hat I= 15 e ^{-j{{%pi} over 2}}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n>15</math:mn>
    <math:annotation math:encoding="StarMath 5.0">15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style math:fontsize="75%">
      <math:mrow>
        <math:mfrac>
          <math:mo math:stretchy="false">π</math:mo>
          <math:mn>2</math:mn>
        </math:mfrac>
      </math:mrow>
    </math:mstyle>
    <math:annotation math:encoding="StarMath 5.0">size *0.75 {%pi over 2}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sub>
          <math:mi>I</math:mi>
          <math:mn>1</math:mn>
        </math:msub>
        <math:mo math:stretchy="false">ˆ</math:mo>
      </math:mover>
      <math:msup>
        <math:mi>e</math:mi>
        <math:mrow>
          <math:mi>j</math:mi>
          <math:mfrac>
            <math:mo math:stretchy="false">π</math:mo>
            <math:mn>6</math:mn>
          </math:mfrac>
        </math:mrow>
      </math:msup>
    </math:mrow>
    <math:annotation math:encoding="StarMath 5.0">hat I_1 e^{j {%pi over 6}}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sub>
          <math:mi>I</math:mi>
          <math:mn>2</math:mn>
        </math:msub>
        <math:mo math:stretchy="false">ˆ</math:mo>
      </math:mover>
      <math:msup>
        <math:mi>e</math:mi>
        <math:mrow>
          <math:mrow>
            <math:mo math:stretchy="false">−</math:mo>
            <math:mi>j</math:mi>
          </math:mrow>
          <math:mfrac>
            <math:mo math:stretchy="false">π</math:mo>
            <math:mn>4</math:mn>
          </math:mfrac>
        </math:mrow>
      </math:msup>
    </math:mrow>
    <math:annotation math:encoding="StarMath 5.0">hat I_2 e^{-j {%pi over 4}}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>V</math:mi>
        <math:mo math:stretchy="false">ˆ</math:mo>
      </math:mover>
      <math:msup>
        <math:mi>e</math:mi>
        <math:mrow>
          <math:mi>j</math:mi>
          <math:mn>0</math:mn>
        </math:mrow>
      </math:msup>
    </math:mrow>
    <math:annotation math:encoding="StarMath 5.0">hat V e^{j {0}}</math:annotation>
  </math:semantics>
</math:math>
</file>